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75cm"/>
    </style:style>
    <style:style style:name="gr2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marker-end="Стили_20_стрелок_20_1" draw:marker-end-width="0.3cm" draw:textarea-horizontal-align="center" draw:textarea-vertical-align="middle"/>
    </style:style>
    <style:style style:name="gr4" style:family="graphic" style:parent-style-name="standard">
      <style:graphic-properties svg:stroke-width="0.05cm" draw:marker-start-width="0.275cm" draw:marker-end="Стили_20_стрелок_20_1" draw:marker-end-width="0.3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="Стили_20_стрелок_20_1" draw:marker-end-width="0.3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575cm"/>
    </style:style>
    <style:style style:name="gr7" style:family="graphic" style:parent-style-name="standard">
      <style:graphic-properties draw:stroke="none" svg:stroke-color="#000000" draw:fill="none" draw:fill-color="#ffffff" fo:min-height="0.825cm"/>
    </style:style>
    <style:style style:name="gr8" style:family="graphic" style:parent-style-name="standard">
      <style:graphic-properties draw:stroke="none" svg:stroke-color="#000000" draw:fill="none" draw:fill-color="#ffffff" fo:min-height="0.824cm"/>
    </style:style>
    <style:style style:name="gr9" style:family="graphic" style:parent-style-name="standard">
      <style:graphic-properties svg:stroke-width="0.15cm" svg:stroke-color="#808080" draw:marker-start-width="0.425cm" draw:marker-end-width="0.425cm" draw:fill="solid" draw:fill-color="#b84747" draw:textarea-horizontal-align="justify" draw:textarea-vertical-align="middle" draw:auto-grow-height="false" fo:padding-top="0.2cm" fo:padding-bottom="0.2cm" fo:padding-left="0.325cm" fo:padding-right="0.325cm"/>
    </style:style>
    <style:style style:name="gr10" style:family="graphic" style:parent-style-name="standard">
      <style:graphic-properties svg:stroke-width="0.15cm" svg:stroke-color="#808080" draw:marker-start-width="0.425cm" draw:marker-end-width="0.425cm" draw:fill="solid" draw:fill-color="#198a8a" draw:textarea-horizontal-align="justify" draw:textarea-vertical-align="middle" draw:auto-grow-height="false" fo:padding-top="0.2cm" fo:padding-bottom="0.2cm" fo:padding-left="0.325cm" fo:padding-right="0.325cm"/>
    </style:style>
    <style:style style:name="gr11" style:family="graphic" style:parent-style-name="standard">
      <style:graphic-properties draw:marker-end="Стили_20_стрелок_20_1" draw:marker-end-width="0.3cm" draw:fill="solid" draw:fill-color="#cccc00" draw:textarea-horizontal-align="center" draw:textarea-vertical-align="middle"/>
    </style:style>
    <style:style style:name="gr12" style:family="graphic" style:parent-style-name="standard">
      <style:graphic-properties svg:stroke-width="0.15cm" svg:stroke-color="#808080" draw:marker-start-width="0.425cm" draw:marker-end-width="0.425cm" draw:fill="solid" draw:fill-color="#004586" draw:textarea-horizontal-align="justify" draw:textarea-vertical-align="middle" draw:auto-grow-height="false" fo:padding-top="0.2cm" fo:padding-bottom="0.2cm" fo:padding-left="0.325cm" fo:padding-right="0.325cm"/>
    </style:style>
    <style:style style:name="gr13" style:family="graphic" style:parent-style-name="standard">
      <style:graphic-properties svg:stroke-width="0.15cm" svg:stroke-color="#808080" draw:marker-start-width="0.425cm" draw:marker-end-width="0.425cm" draw:fill="solid" draw:fill-color="#ff950e" draw:textarea-horizontal-align="justify" draw:textarea-vertical-align="middle" draw:auto-grow-height="false" fo:padding-top="0.2cm" fo:padding-bottom="0.2cm" fo:padding-left="0.325cm" fo:padding-right="0.325cm"/>
    </style:style>
    <style:style style:name="P1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id="id4" draw:layer="layout" svg:width="4.5cm" svg:height="1.425cm" svg:x="8.575cm" svg:y="8.875cm">
          <draw:text-box>
            <text:p text:style-name="P1"><text:span text:style-name="T1">Синтезированная </text:span></text:p>
            <text:p text:style-name="P1"><text:span text:style-name="T1">речь</text:span></text:p>
          </draw:text-box>
        </draw:frame>
        <draw:custom-shape draw:style-name="gr2" draw:text-style-name="P2" draw:id="id1" draw:layer="layout" svg:width="0.8cm" svg:height="0.8cm" svg:x="6.4cm" svg:y="5.8cm">
          <text:p text:style-name="P2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6.795cm" svg:y1="5.195cm" svg:x2="6.8cm" svg:y2="5.8cm" draw:end-shape="id1" draw:end-glue-point="4" svg:d="m6795 5195v40h5v565">
          <text:p/>
        </draw:connector>
        <draw:connector draw:style-name="gr4" draw:text-style-name="P2" draw:layer="layout" svg:x1="5.6cm" svg:y1="6.2cm" svg:x2="6.4cm" svg:y2="6.2cm" draw:start-shape="id2" draw:start-glue-point="1" draw:end-shape="id1" draw:end-glue-point="6" svg:d="m5600 6200h800">
          <text:p/>
        </draw:connector>
        <draw:connector draw:style-name="gr5" draw:text-style-name="P2" draw:layer="layout" svg:x1="14cm" svg:y1="9.6cm" svg:x2="13.075cm" svg:y2="9.587cm" draw:start-shape="id3" draw:start-glue-point="3" draw:end-shape="id4" draw:end-glue-point="1" svg:d="m14000 9600h-499v-13h-426">
          <text:p/>
        </draw:connector>
        <draw:frame draw:style-name="gr6" draw:text-style-name="P3" draw:layer="layout" svg:width="2.675cm" svg:height="0.825cm" svg:x="5.625cm" svg:y="3.925cm">
          <draw:text-box>
            <text:p text:style-name="P3"><text:span text:style-name="T1">Усиление</text:span></text:p>
          </draw:text-box>
        </draw:frame>
        <draw:frame draw:style-name="gr7" draw:text-style-name="P1" draw:layer="layout" svg:width="3.475cm" svg:height="1.94cm" svg:x="2.075cm" svg:y="2.725cm">
          <draw:text-box>
            <text:p text:style-name="P1"><text:span text:style-name="T1">Индекс сигнала</text:span></text:p>
            <text:p text:style-name="P1"><text:span text:style-name="T1">возбуждения</text:span></text:p>
          </draw:text-box>
        </draw:frame>
        <draw:frame draw:style-name="gr7" draw:text-style-name="P1" draw:layer="layout" svg:width="3.825cm" svg:height="1.94cm" svg:x="8.55cm" svg:y="2.625cm">
          <draw:text-box>
            <text:p text:style-name="P1"><text:span text:style-name="T1">Параметры </text:span></text:p>
            <text:p text:style-name="P1"><text:span text:style-name="T1">долгосрочного</text:span></text:p>
            <text:p text:style-name="P1"><text:span text:style-name="T1">предсказания</text:span></text:p>
          </draw:text-box>
        </draw:frame>
        <draw:frame draw:style-name="gr8" draw:text-style-name="P1" draw:layer="layout" svg:width="4.15cm" svg:height="1.377cm" svg:x="14.025cm" svg:y="2.775cm">
          <draw:text-box>
            <text:p text:style-name="P1"><text:span text:style-name="T1">LPC-коэффициенты</text:span></text:p>
          </draw:text-box>
        </draw:frame>
        <draw:custom-shape draw:style-name="gr9" draw:text-style-name="P4" draw:id="id2" draw:layer="layout" svg:width="3.6cm" svg:height="2cm" svg:x="2cm" svg:y="5.2cm">
          <text:p text:style-name="P4"><text:span text:style-name="T2">Кодовая </text:span></text:p>
          <text:p text:style-name="P4"><text:span text:style-name="T2">книга </text:span></text:p>
          <text:p text:style-name="P4"><text:span text:style-name="T2">возбуждени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id="id3" draw:layer="layout" svg:width="4cm" svg:height="2cm" svg:x="14cm" svg:y="8.6cm">
          <text:p text:style-name="P4"><text:span text:style-name="T2">Постфильт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3.8cm" svg:y1="4.473cm" svg:x2="3.8cm" svg:y2="5.2cm" draw:end-shape="id2" draw:end-glue-point="0" svg:d="m3800 4473v727">
          <text:p/>
        </draw:connector>
        <draw:connector draw:style-name="gr5" draw:text-style-name="P2" draw:layer="layout" svg:x1="15.998cm" svg:y1="7.4cm" svg:x2="16cm" svg:y2="8.6cm" draw:start-shape="id5" draw:start-glue-point="2" draw:end-shape="id3" draw:end-glue-point="0" svg:d="m15998 7400v601h2v599">
          <text:p/>
        </draw:connector>
        <draw:connector draw:style-name="gr11" draw:text-style-name="P2" draw:layer="layout" draw:line-skew="3.777cm 2.837cm" svg:x1="15.998cm" svg:y1="4.324cm" svg:x2="18cm" svg:y2="9.6cm" draw:start-shape="id6" draw:start-glue-point="0" draw:end-shape="id3" draw:end-glue-point="1" svg:d="m15998 4324h3127v5275h-550v1h-575">
          <text:p/>
        </draw:connector>
        <draw:custom-shape draw:style-name="gr12" draw:text-style-name="P4" draw:id="id5" draw:layer="layout" svg:width="5.175cm" svg:height="2.4cm" svg:x="13.411cm" svg:y="5cm">
          <text:p text:style-name="P2"><text:span text:style-name="T2">Модифицированный</text:span></text:p>
          <text:p text:style-name="P2"><text:span text:style-name="T2">формантный</text:span></text:p>
          <text:p text:style-name="P2"><text:span text:style-name="T2">синтезирующий</text:span></text:p>
          <text:p text:style-name="P2"><text:span text:style-name="T2">фильт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id="id6" draw:layer="layout" svg:x1="15.997cm" svg:y1="4.222cm" svg:x2="15.998cm" svg:y2="5cm" draw:end-shape="id5" svg:d="m15997 4222v102h1v676">
          <text:p/>
        </draw:connector>
        <draw:connector draw:style-name="gr4" draw:text-style-name="P2" draw:layer="layout" svg:x1="12.363cm" svg:y1="6.2cm" svg:x2="13.411cm" svg:y2="6.2cm" draw:start-shape="id7" draw:start-glue-point="1" draw:end-shape="id5" draw:end-glue-point="3" svg:d="m12363 6200h1048">
          <text:p/>
        </draw:connector>
        <draw:custom-shape draw:style-name="gr13" draw:text-style-name="P4" draw:id="id7" draw:layer="layout" svg:width="3.925cm" svg:height="2cm" svg:x="8.438cm" svg:y="5.2cm">
          <text:p text:style-name="P2"><text:span text:style-name="T2">Фильтр </text:span></text:p>
          <text:p text:style-name="P2"><text:span text:style-name="T2">cинтезирующий</text:span></text:p>
          <text:p text:style-name="P2"><text:span text:style-name="T2">oсновной тон</text:span></text:p>
          <draw:enhanced-geometry svg:viewBox="0 0 21600 21600" draw:path-stretchpoint-x="10800" draw:path-stretchpoint-y="10800" draw:text-areas="?f3 ?f4 ?f5 ?f6" draw:type="round-rectangle" draw:modifiers="4609.295352323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7.2cm" svg:y1="6.2cm" svg:x2="8.438cm" svg:y2="6.2cm" draw:start-shape="id1" draw:start-glue-point="10" draw:end-shape="id7" draw:end-glue-point="3" svg:d="m7200 6200h1238">
          <text:p/>
        </draw:connector>
        <draw:connector draw:style-name="gr3" draw:text-style-name="P2" draw:layer="layout" svg:x1="10.415cm" svg:y1="4.606cm" svg:x2="10.4cm" svg:y2="5.2cm" draw:end-shape="id7" draw:end-glue-point="0" svg:d="m10415 4606v9h-15v5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style-name="Обычный" style:font-family-generic="roman" style:font-pitch="variable" fo:font-size="1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17H27M23S</meta:editing-duration>
    <meta:editing-cycles>30</meta:editing-cycles>
    <meta:generator>OpenOffice.org/3.2$Win32 OpenOffice.org_project/320m12$Build-9483</meta:generator>
    <dc:date>2012-02-13T15:23:52.31</dc:date>
    <meta:document-statistic meta:object-count="20"/>
  </office:meta>
</office:document-meta>
</file>